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2ee6" officeooo:paragraph-rsid="001f2ee6"/>
    </style:style>
    <style:style style:name="P2" style:family="paragraph" style:parent-style-name="Standard">
      <style:text-properties officeooo:rsid="00207c3d" officeooo:paragraph-rsid="00207c3d"/>
    </style:style>
    <style:style style:name="P3" style:family="paragraph" style:parent-style-name="Standard">
      <style:text-properties officeooo:rsid="002149d7" officeooo:paragraph-rsid="002149d7"/>
    </style:style>
    <style:style style:name="P4" style:family="paragraph" style:parent-style-name="Standard">
      <style:text-properties officeooo:rsid="0022dfed" officeooo:paragraph-rsid="0022dfed"/>
    </style:style>
    <style:style style:name="T1" style:family="text">
      <style:text-properties officeooo:rsid="001f2ee6"/>
    </style:style>
    <style:style style:name="T2" style:family="text">
      <style:text-properties officeooo:rsid="002149d7"/>
    </style:style>
    <style:style style:name="T3" style:family="text">
      <style:text-properties officeooo:rsid="0022dfed"/>
    </style:style>
    <style:style style:name="T4" style:family="text">
      <style:text-properties officeooo:rsid="0023d8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tab/><text:span text:style-name="T1">Admission System</text:span></text:p>
      <text:p text:style-name="Standard">You need to create an admission system which will have some modules like</text:p>
      <text:p text:style-name="Standard">1. Information module (it will gather info from user/administrator)</text:p>
      <text:p text:style-name="Standard">2. Fees module (it will show/add/edit/delete the fees structure)</text:p>
      <text:p text:style-name="Standard">3. Batch module (it will show/add/edit/delete the batch structure)</text:p>
      <text:p text:style-name="P2"><text:span text:style-name="T2">4</text:span>. User Module ( <text:span text:style-name="T2">Personal Info of User, Credentials, Role assign,)</text:span></text:p>
      <text:p text:style-name="P3">5. Stats Module</text:p>
      <text:p text:style-name="P3">6. Report Generation</text:p>
      <text:p text:style-name="P4"/>
      <text:p text:style-name="Standard"><text:tab/><text:tab/><text:tab/>- <text:span text:style-name="T3">1. Info</text:span></text:p>
      <text:p text:style-name="P4">User Related Tables <text:s text:c="2"/>- 2. Fees </text:p>
      <text:p text:style-name="P4"><text:tab/><text:tab/><text:tab/>- 3. Batch</text:p>
      <text:p text:style-name="P4"/>
      <text:p text:style-name="P4">1. Login</text:p>
      <text:p text:style-name="P4">2. Full User Info</text:p>
      <text:p text:style-name="P4">3. Roles</text:p>
      <text:p text:style-name="P4"/>
      <text:p text:style-name="P4">Info Module</text:p>
      <text:p text:style-name="P4">1. User Info</text:p>
      <text:p text:style-name="P4"/>
      <text:p text:style-name="P4">Fees Module</text:p>
      <text:p text:style-name="P4">1. Fees Table</text:p>
      <text:p text:style-name="P4"/>
      <text:p text:style-name="P4">Batch Module</text:p>
      <text:p text:style-name="P4">1. Batch Table</text:p>
      <text:p text:style-name="P4"/>
      <text:p text:style-name="P4"/>
      <text:p text:style-name="P4"/>
      <text:p text:style-name="P4"/>
      <text:p text:style-name="P4"/>
      <text:p text:style-name="P3">Management</text:p>
      <text:p text:style-name="P3"><text:s text:c="5"/>|</text:p>
      <text:p text:style-name="P1">Admin</text:p>
      <text:p text:style-name="P1"><text:s text:c="6"/>|</text:p>
      <text:p text:style-name="P1">User (Data Entr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20:08:33.455029750</meta:creation-date>
    <dc:date>2020-12-22T21:04:45.637131349</dc:date>
    <meta:editing-duration>PT3M31S</meta:editing-duration>
    <meta:editing-cycles>1</meta:editing-cycles>
    <meta:document-statistic meta:table-count="0" meta:image-count="0" meta:object-count="0" meta:page-count="1" meta:paragraph-count="25" meta:word-count="101" meta:character-count="599" meta:non-whitespace-character-count="498"/>
    <meta:generator>LibreOffice/6.0.7.3$Linux_X86_64 LibreOffice_project/00m0$Build-3</meta:generator>
  </office:meta>
</office:document-meta>
</file>